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="線の終点_20_2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5cm" svg:y1="0.1cm" svg:x2="1.5cm" svg:y2="2.8cm">
          <text:p/>
        </draw:line>
        <draw:line draw:style-name="gr1" draw:text-style-name="P1" draw:layer="layout" svg:x1="0.5cm" svg:y1="4.273cm" svg:x2="1.5cm" svg:y2="2.8cm">
          <text:p/>
        </draw:line>
        <draw:line draw:style-name="gr1" draw:text-style-name="P1" draw:layer="layout" svg:x1="4.1cm" svg:y1="2.8cm" svg:x2="1.523cm" svg:y2="2.803cm">
          <text:p/>
        </draw:line>
        <draw:frame draw:style-name="gr2" draw:text-style-name="P2" draw:layer="layout" svg:width="2.7cm" svg:height="1.17cm" svg:x="1.6cm" svg:y="0.03cm">
          <draw:text-box>
            <text:p>B 磁界</text:p>
          </draw:text-box>
        </draw:frame>
        <draw:frame draw:style-name="gr2" draw:text-style-name="P2" draw:layer="layout" svg:width="2.7cm" svg:height="1.17cm" svg:x="2.6cm" svg:y="2.8cm">
          <draw:text-box>
            <text:p>I 電流</text:p>
          </draw:text-box>
        </draw:frame>
        <draw:frame draw:style-name="gr2" draw:text-style-name="P2" draw:layer="layout" svg:width="2.7cm" svg:height="1.17cm" svg:x="1.6cm" svg:y="0.03cm">
          <draw:text-box>
            <text:p>B 磁界</text:p>
          </draw:text-box>
        </draw:frame>
        <draw:frame draw:style-name="gr2" draw:text-style-name="P2" draw:layer="layout" svg:width="2.7cm" svg:height="1.17cm" svg:x="0.6cm" svg:y="3.83cm">
          <draw:text-box>
            <text:p>F 力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40" svg:d="M0 40l10-40 10 40z"/>
    <draw:marker draw:name="線の終点_20_2" draw:display-name="線の終点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7:36:51.934701311</meta:creation-date>
    <dc:date>2024-12-08T07:43:43.450540158</dc:date>
    <meta:editing-duration>PT6M52S</meta:editing-duration>
    <meta:editing-cycles>1</meta:editing-cycles>
    <meta:document-statistic meta:object-count="7"/>
    <meta:generator>LibreOffice/24.2.6.2$Linux_X86_64 LibreOffice_project/420$Build-2</meta:generator>
  </office:meta>
</office:document-meta>
</file>